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dede" officeooo:paragraph-rsid="0001dede"/>
    </style:style>
    <style:style style:name="P2" style:family="paragraph" style:parent-style-name="Standard">
      <style:text-properties officeooo:rsid="0002b5e4" officeooo:paragraph-rsid="0002b5e4"/>
    </style:style>
    <style:style style:name="T1" style:family="text">
      <style:text-properties officeooo:rsid="0002c314"/>
    </style:style>
    <style:style style:name="T2" style:family="text">
      <style:text-properties officeooo:rsid="0002dd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 :</text:p>
      <text:p text:style-name="P1"/>
      <text:p text:style-name="P1">4) Il suffit de connecter le hub avec le switch avec un câble cuivre cross-over</text:p>
      <text:p text:style-name="P1"/>
      <text:p text:style-name="P2">5) <text:span text:style-name="T1">Un switch va faire communiquer tout ceux qui sont connectés et comme il a une table ARP, il peut faire naviguer le paquet correctement. Un hub n’a pas de table ARP et ne sait donc pas gérer le paquet comme il faut</text:span></text:p>
      <text:p text:style-name="P2"/>
      <text:p text:style-name="P2">Exercice <text:span text:style-name="T2">3</text:span> : 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4:52:07.724263595</meta:creation-date>
    <dc:date>2018-10-08T14:11:25.149384332</dc:date>
    <meta:editing-duration>PT17M3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4" meta:word-count="64" meta:character-count="320" meta:non-whitespace-character-count="259"/>
  </office:meta>
</office:document-meta>
</file>